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b7a" officeooo:paragraph-rsid="0004bb7a"/>
    </style:style>
    <style:style style:name="P2" style:family="paragraph" style:parent-style-name="Standard">
      <style:text-properties officeooo:rsid="000662ba" officeooo:paragraph-rsid="00066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différents modules :</text:p>
      <text:p text:style-name="Standard"/>
      <text:p text:style-name="Standard">Grille</text:p>
      <text:p text:style-name="Standard">→ nécessite : rien</text:p>
      <text:p text:style-name="Standard"/>
      <text:p text:style-name="Standard">Blocs</text:p>
      <text:p text:style-name="Standard">→ nécessite : grille (+ Ennemis et perso pour tester)</text:p>
      <text:p text:style-name="Standard"/>
      <text:p text:style-name="Standard">Ennemis</text:p>
      <text:p text:style-name="Standard">→ nécessite : grille (+perso et blocs pour tester)</text:p>
      <text:p text:style-name="Standard"/>
      <text:p text:style-name="Standard">Personnage</text:p>
      <text:p text:style-name="Standard">→ nécessite : grille (+Ennemis et blocs pour tester)</text:p>
      <text:p text:style-name="Standard"/>
      <text:p text:style-name="P1">Caméra :</text:p>
      <text:p text:style-name="P1">→ nécessite : personnage</text:p>
      <text:p text:style-name="Standard"/>
      <text:p text:style-name="Standard">Score</text:p>
      <text:p text:style-name="Standard">→ nécessite : Blocs, Ennemis, Perso</text:p>
      <text:p text:style-name="Standard"/>
      <text:p text:style-name="Standard">Menu</text:p>
      <text:p text:style-name="Standard">→ nécessite : rien</text:p>
      <text:p text:style-name="Standard"/>
      <text:p text:style-name="Standard">HUD</text:p>
      <text:p text:style-name="Standard">→ nécessite : un proto qui marche</text:p>
      <text:p text:style-name="Standard"/>
      <text:p text:style-name="Standard">Playstore</text:p>
      <text:p text:style-name="Standard">→ nécessite : un proto qui marche</text:p>
      <text:p text:style-name="Standard"/>
      <text:p text:style-name="P2">Générateurde niveau :</text:p>
      <text:p text:style-name="P2">→ nécessite : un proto qui marche</text:p>
      <text:p text:style-name="Standard"/>
      <text:p text:style-name="Standard">Bruitages</text:p>
      <text:p text:style-name="Standard">→ nécessite : dépend du bruitage</text:p>
      <text:p text:style-name="Standard"/>
      <text:p text:style-name="Standard">Modes de jeu</text:p>
      <text:p text:style-name="Standard">→ nécessite : un proto qui marche + un générateur de niveaux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8:19:23.275000000</meta:creation-date>
    <meta:editing-duration>PT14M</meta:editing-duration>
    <meta:editing-cycles>3</meta:editing-cycles>
    <meta:generator>LibreOffice/4.1.3.2$Windows_x86 LibreOffice_project/70feb7d99726f064edab4605a8ab840c50ec57a</meta:generator>
    <dc:date>2015-12-07T08:34:31.942000000</dc:date>
    <meta:document-statistic meta:table-count="0" meta:image-count="0" meta:object-count="0" meta:page-count="1" meta:paragraph-count="25" meta:word-count="106" meta:character-count="564" meta:non-whitespace-character-count="483"/>
  </office:meta>
</office:document-meta>
</file>